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5,156,432,309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3,019,689,336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1,861,199,83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,386,850,129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3,228,147,516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2,776,220,507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2,319,830,437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2,890,764,531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1,926,922,829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2,044,208,085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2,881,353,507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0,677,324,144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8,896,072,919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8,052,073,539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7,184,685,781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,611,496,257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,348,068,242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,922,100,793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,480,355,258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,212,121,651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,545,964,540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,258,513,974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,199,641,335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07:45.467763166</dc:date>
    <meta:editing-duration>PT14M2S</meta:editing-duration>
    <meta:editing-cycles>2</meta:editing-cycles>
    <meta:generator>LibreOffice/7.2.6.2$Linux_X86_64 LibreOffice_project/20$Build-2</meta:generator>
    <meta:document-statistic meta:table-count="1" meta:cell-count="48" meta:object-count="0"/>
  </office:meta>
</office:document-meta>
</file>